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https://www.amazon.es/RaspberryPi400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https://www.amazon.es/ESP32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https://www.amazon.es/DHT11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https://www.amazon.es/SensorDeLuz</text:a></text:p>
          </table:table-cell>
        </table:table-row>
        <table:table-row table:style-name="ro1">
          <table:table-cell office:value-type="string" calcext:value-type="string">
            <text:p>Sensor PIR</text:p>
          </table:table-cell>
          <table:table-cell office:value-type="string" calcext:value-type="string">
            <text:p>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https://www.amazon.es/SensorPIR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" xlink:type="simple">https://www.amazon.es/Botó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https://www.amazon.es/Relé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https://www.amazon.es/Ventilador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https://www.amazon.es/LEDRGB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https://www.amazon.es/Servo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https://www.amazon.es/Zumbador</text:a>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https://www.amazon.es/LCD16x2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https://www.amazon.es/Cables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https://www.amazon.es/AlimentaciónRaspberry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https://www.amazon.es/AlimentaciónESP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9:13:21.17022952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13:41.851467179</meta:creation-date>
    <dc:date>2024-06-06T09:14:11.624672009</dc:date>
    <meta:editing-duration>PT19M33S</meta:editing-duration>
    <meta:editing-cycles>5</meta:editing-cycles>
    <meta:generator>LibreOffice/6.4.7.2$Linux_X86_64 LibreOffice_project/40$Build-2</meta:generator>
    <meta:document-statistic meta:table-count="1" meta:cell-count="32" meta:object-count="0"/>
  </office:meta>
</office:document-meta>
</file>